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000000156103F031BA7F3A9E7.png" manifest:media-type="image/png"/>
  <manifest:file-entry manifest:full-path="Pictures/10000000000002DD0000024B2A064F4ABD15C2E4.png" manifest:media-type="image/png"/>
  <manifest:file-entry manifest:full-path="Pictures/10000000000001F00000003A48B4F12B3DA8CE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f14" officeooo:paragraph-rsid="0009bf14"/>
    </style:style>
    <style:style style:name="P2" style:family="paragraph" style:parent-style-name="Standard">
      <style:text-properties fo:font-style="normal" officeooo:rsid="0009bf14" officeooo:paragraph-rsid="0009bf1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1" text:anchor-type="char" svg:width="16.51cm" svg:height="9.049cm" draw:z-index="0"><draw:image xlink:href="Pictures/100000000000027000000156103F031BA7F3A9E7.png" xlink:type="simple" xlink:show="embed" xlink:actuate="onLoad" draw:mime-type="image/png"/></draw:frame><text:s/></text:p>
      <text:p text:style-name="Standard"/>
      <text:p text:style-name="P1">s<draw:frame draw:style-name="fr1" draw:name="Imagen2" text:anchor-type="char" svg:x="0.086cm" svg:y="0.534cm" svg:width="17cm" svg:height="13.614cm" draw:z-index="1"><draw:image xlink:href="Pictures/10000000000002DD0000024B2A064F4ABD15C2E4.png" xlink:type="simple" xlink:show="embed" xlink:actuate="onLoad" draw:mime-type="image/png"/></draw:frame>udo nano <text:span text:style-name="T1">etc</text:span><text:span text:style-name="T2">crontab <text:s text:c="136"/></text:span></text:p>
      <text:p text:style-name="P2"/>
      <text:p text:style-name="P2"><draw:frame draw:style-name="fr1" draw:name="Imagen3" text:anchor-type="char" svg:x="0.007cm" svg:y="0.302cm" svg:width="13.123cm" svg:height="1.535cm" draw:z-index="2"><draw:image xlink:href="Pictures/10000000000001F00000003A48B4F12B3DA8CE0A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12:41:07.082000000</meta:creation-date>
    <dc:date>2021-03-04T13:56:23.108000000</dc:date>
    <meta:editing-duration>PT29M</meta:editing-duration>
    <meta:editing-cycles>2</meta:editing-cycles>
    <meta:generator>LibreOffice/7.0.0.3$Windows_X86_64 LibreOffice_project/8061b3e9204bef6b321a21033174034a5e2ea88e</meta:generator>
    <meta:document-statistic meta:table-count="0" meta:image-count="3" meta:object-count="0" meta:page-count="2" meta:paragraph-count="2" meta:word-count="3" meta:character-count="158" meta:non-whitespace-character-count="18"/>
  </office:meta>
</office:document-meta>
</file>